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5pt" fo:letter-spacing="normal" fo:font-style="normal" fo:font-weight="normal" officeooo:rsid="0016af0b" officeooo:paragraph-rsid="000e51e6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5pt" fo:letter-spacing="normal" fo:font-style="normal" fo:font-weight="normal" officeooo:rsid="000e51e6" officeooo:paragraph-rsid="000e51e6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16af0b" officeooo:paragraph-rsid="000e51e6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variant="normal" fo:text-transform="none" fo:color="#000000" style:font-name="Arial" fo:font-size="11.25pt" fo:letter-spacing="normal" fo:font-style="normal" fo:font-weight="normal" officeooo:rsid="0016af0b" officeooo:paragraph-rsid="000e51e6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variant="normal" fo:text-transform="none" fo:color="#000000" style:font-name="Droid Sans Mono" fo:font-size="10.5pt" fo:letter-spacing="normal" fo:font-style="normal" fo:font-weight="normal" officeooo:rsid="0016af0b" officeooo:paragraph-rsid="000e51e6" fo:background-color="transparent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variant="normal" fo:text-transform="none" fo:color="#000000" style:font-name="Droid Sans Mono" fo:font-size="10.5pt" fo:letter-spacing="normal" fo:font-style="normal" fo:font-weight="normal" officeooo:rsid="000e51e6" officeooo:paragraph-rsid="000e51e6" fo:background-color="transparent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8pt" fo:font-weight="bold" officeooo:rsid="000b7656" officeooo:paragraph-rsid="000e51e6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normal" officeooo:rsid="0016af0b" officeooo:paragraph-rsid="000e51e6" style:font-size-asian="18pt" style:font-weight-asian="normal" style:font-size-complex="18pt" style:font-weight-complex="normal"/>
    </style:style>
    <style:style style:name="P9" style:family="paragraph" style:parent-style-name="Standard">
      <style:paragraph-properties style:line-height-at-least="0.503cm"/>
      <style:text-properties fo:color="#000000" fo:background-color="transparent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1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transparent"/>
    </style:style>
    <style:style style:name="T1" style:family="text">
      <style:text-properties officeooo:rsid="0016af0b"/>
    </style:style>
    <style:style style:name="T2" style:family="text">
      <style:text-properties officeooo:rsid="000e51e6"/>
    </style:style>
    <style:style style:name="T3" style:family="text">
      <style:text-properties style:font-name="Arial" fo:font-size="11.25pt"/>
    </style:style>
    <style:style style:name="T4" style:family="text">
      <style:text-properties fo:font-size="11.25pt"/>
    </style:style>
    <style:style style:name="T5" style:family="text">
      <style:text-properties fo:color="#990099"/>
    </style:style>
    <style:style style:name="T6" style:family="text">
      <style:text-properties fo:color="#990099" style:font-name="Arial" fo:font-size="11.25pt"/>
    </style:style>
    <style:style style:name="T7" style:family="text">
      <style:text-properties fo:color="#990099" fo:font-size="11.25pt"/>
    </style:style>
    <style:style style:name="T8" style:family="text">
      <style:text-properties fo:color="#569cd6"/>
    </style:style>
    <style:style style:name="T9" style:family="text">
      <style:text-properties fo:color="#4ec9b0"/>
    </style:style>
    <style:style style:name="T10" style:family="text">
      <style:text-properties fo:color="#dcdcaa"/>
    </style:style>
    <style:style style:name="T11" style:family="text">
      <style:text-properties fo:color="#9cdcfe"/>
    </style:style>
    <style:style style:name="T12" style:family="text">
      <style:text-properties fo:color="#c586c0"/>
    </style:style>
    <style:style style:name="T13" style:family="text">
      <style:text-properties fo:color="#ce9178"/>
    </style:style>
    <style:style style:name="T14" style:family="text">
      <style:text-properties fo:color="#b5cea8"/>
    </style:style>
    <style:style style:name="T15" style:family="text">
      <style:text-properties fo:color="#6a9955"/>
    </style:style>
    <style:style style:name="T16" style:family="text">
      <style:text-properties fo:color="#808080"/>
    </style:style>
    <style:style style:name="T17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етухова Мария, группа ИУ9-<text:span text:style-name="T1">3</text:span>1Б, лабораторная работа №<text:span text:style-name="T2">5</text:span></text:p>
      <text:p text:style-name="P7"/>
      <text:p text:style-name="P8">1. Условие задачи:</text:p>
      <text:p text:style-name="P1">Разбор новостей с центрального блока главной страницы <text:a xlink:type="simple" xlink:href="https://www.rbc.ru/" office:target-frame-name="_blank" xlink:show="new" text:style-name="Internet_20_link" text:visited-style-name="Visited_20_Internet_20_Link"><text:span text:style-name="T5">https://www.rbc.ru/</text:span></text:a></text:p>
      <text:p text:style-name="P4"/>
      <text:p text:style-name="P3">2. Исходный код программы:</text:p>
      <text:p text:style-name="P1">а) main.go:</text:p>
      <text:p text:style-name="P5">package main</text:p>
      <text:p text:style-name="P9"/>
      <text:p text:style-name="P10">import (</text:p>
      <text:p text:style-name="P10">"context"</text:p>
      <text:p text:style-name="P10">"fmt"</text:p>
      <text:p text:style-name="P10">"html/template"</text:p>
      <text:p text:style-name="P10">"io/ioutil"</text:p>
      <text:p text:style-name="P10">"net/http"</text:p>
      <text:p text:style-name="P10">"regexp"</text:p>
      <text:p text:style-name="P10">"strings"</text:p>
      <text:p text:style-name="P9"/>
      <text:p text:style-name="P10">"golang.org/x/net/html"</text:p>
      <text:p text:style-name="P9"/>
      <text:p text:style-name="P10">"github.com/chromedp/cdproto/dom"</text:p>
      <text:p text:style-name="P10">"github.com/chromedp/chromedp"</text:p>
      <text:p text:style-name="P10">)</text:p>
      <text:p text:style-name="P9"/>
      <text:p text:style-name="P10">type One_news struct {</text:p>
      <text:p text:style-name="P10">Link, Title string</text:p>
      <text:p text:style-name="P10">}</text:p>
      <text:p text:style-name="P9"/>
      <text:p text:style-name="P10">type ViewData struct {</text:p>
      <text:p text:style-name="P10">Lenta []*One_news</text:p>
      <text:p text:style-name="P10">}</text:p>
      <text:p text:style-name="P9"/>
      <text:p text:style-name="P10">func getChildren(node *html.Node) []*html.Node {</text:p>
      <text:p text:style-name="P10">var children []*html.Node</text:p>
      <text:p text:style-name="P10">for c := node.FirstChild; c != nil; c = c.NextSibling {</text:p>
      <text:p text:style-name="P10">children = append(children, c)</text:p>
      <text:p text:style-name="P10">}</text:p>
      <text:p text:style-name="P10">return children</text:p>
      <text:p text:style-name="P10">}</text:p>
      <text:p text:style-name="P9"/>
      <text:p text:style-name="P10">func getAttr(node *html.Node, key string) string {</text:p>
      <text:p text:style-name="P10">for _, attr := range node.Attr {</text:p>
      <text:p text:style-name="P10">if attr.Key == key {</text:p>
      <text:p text:style-name="P10">return attr.Val</text:p>
      <text:p text:style-name="P10">}</text:p>
      <text:p text:style-name="P10">}</text:p>
      <text:p text:style-name="P10"><text:soft-page-break/>return ""</text:p>
      <text:p text:style-name="P10">}</text:p>
      <text:p text:style-name="P9"/>
      <text:p text:style-name="P10">func isText(node *html.Node) bool {</text:p>
      <text:p text:style-name="P10">return node != nil &amp;&amp; node.Type == html.TextNode</text:p>
      <text:p text:style-name="P10">}</text:p>
      <text:p text:style-name="P9"/>
      <text:p text:style-name="P10">func isElem(node *html.Node, tag string) bool {</text:p>
      <text:p text:style-name="P10">return node != nil &amp;&amp; node.Type == html.ElementNode &amp;&amp; node.Data == tag</text:p>
      <text:p text:style-name="P10">}</text:p>
      <text:p text:style-name="P9"/>
      <text:p text:style-name="P10">func isDiv(node *html.Node, class string) bool {</text:p>
      <text:p text:style-name="P10">return isElem(node, "div") &amp;&amp; getAttr(node, "class") == class</text:p>
      <text:p text:style-name="P10">}</text:p>
      <text:p text:style-name="P9"/>
      <text:p text:style-name="P10">func isSpan(node *html.Node) bool {</text:p>
      <text:p text:style-name="P10">return isElem(node, "span") &amp;&amp; getAttr(node, "class") == "main__feed__title"</text:p>
      <text:p text:style-name="P10">}</text:p>
      <text:p text:style-name="P9"/>
      <text:p text:style-name="P10">var items []*One_news</text:p>
      <text:p text:style-name="P9"/>
      <text:p text:style-name="P10">func search1(node *html.Node) string {</text:p>
      <text:p text:style-name="P9"/>
      <text:p text:style-name="P10">if isElem(node, "span") &amp;&amp; getAttr(node, "class") == "main__feed__title" {</text:p>
      <text:p text:style-name="P10">return node.FirstChild.Data</text:p>
      <text:p text:style-name="P10">}</text:p>
      <text:p text:style-name="P9"/>
      <text:p text:style-name="P10">for c := node.FirstChild; c != nil; c = c.NextSibling {</text:p>
      <text:p text:style-name="P10">if items := search1(c); items != "" {</text:p>
      <text:p text:style-name="P10">return items</text:p>
      <text:p text:style-name="P10">}</text:p>
      <text:p text:style-name="P10">}</text:p>
      <text:p text:style-name="P10">return ""</text:p>
      <text:p text:style-name="P10">}</text:p>
      <text:p text:style-name="P9"/>
      <text:p text:style-name="P10">func search(node *html.Node) []*One_news {</text:p>
      <text:p text:style-name="P10">var res []*One_news</text:p>
      <text:p text:style-name="P9"/>
      <text:p text:style-name="P10">if isDiv(node, "main__feed js-main-reload-item") {</text:p>
      <text:p text:style-name="P10">fmt.Println("Нашли Новость!!!")</text:p>
      <text:p text:style-name="P10">var items []*One_news</text:p>
      <text:p text:style-name="P10">for c := node.FirstChild; c != nil; c = c.NextSibling {</text:p>
      <text:p text:style-name="P10">if isElem(c, "a") {</text:p>
      <text:p text:style-name="P10">item := &amp;One_news{</text:p>
      <text:p text:style-name="P10">Link: getAttr(c, "href"),</text:p>
      <text:p text:style-name="P10">Title: search1(c),</text:p>
      <text:p text:style-name="P10">}</text:p>
      <text:p text:style-name="P10">items = append(res, item)</text:p>
      <text:p text:style-name="P10">}</text:p>
      <text:p text:style-name="P10">}</text:p>
      <text:p text:style-name="P10">res = append(res, items...)</text:p>
      <text:p text:style-name="P10"><text:soft-page-break/>}</text:p>
      <text:p text:style-name="P9"/>
      <text:p text:style-name="P10">for c := node.FirstChild; c != nil; c = c.NextSibling {</text:p>
      <text:p text:style-name="P10">if items := search(c); items != nil {</text:p>
      <text:p text:style-name="P10">res = append(res, items...)</text:p>
      <text:p text:style-name="P10">}</text:p>
      <text:p text:style-name="P10">}</text:p>
      <text:p text:style-name="P10">return res</text:p>
      <text:p text:style-name="P10">}</text:p>
      <text:p text:style-name="P9"/>
      <text:p text:style-name="P10">func getCompleteHTML(link string) string { // <text:span text:style-name="T2">ждем полного заполнения страницы</text:span></text:p>
      <text:p text:style-name="P10">var res string</text:p>
      <text:p text:style-name="P10">ctx, cancel := chromedp.NewContext(context.Background())</text:p>
      <text:p text:style-name="P10">defer cancel()</text:p>
      <text:p text:style-name="P10">err := chromedp.Run(ctx,</text:p>
      <text:p text:style-name="P10">chromedp.Navigate("http://"+link),</text:p>
      <text:p text:style-name="P10">chromedp.ActionFunc(func(ctx context.Context) error {</text:p>
      <text:p text:style-name="P10">node, err := dom.GetDocument().Do(ctx)</text:p>
      <text:p text:style-name="P10">res, err = dom.GetOuterHTML().WithNodeID(node.NodeID).Do(ctx)</text:p>
      <text:p text:style-name="P10">return err</text:p>
      <text:p text:style-name="P10">}),</text:p>
      <text:p text:style-name="P10">)</text:p>
      <text:p text:style-name="P10">if err != nil {</text:p>
      <text:p text:style-name="P10">panic(err)</text:p>
      <text:p text:style-name="P10">}</text:p>
      <text:p text:style-name="P10">return res</text:p>
      <text:p text:style-name="P10">}</text:p>
      <text:p text:style-name="P9"/>
      <text:p text:style-name="P10">func downloadNews() []*One_news {</text:p>
      <text:p text:style-name="P10">fmt.Println("sending request to rbc.ru")</text:p>
      <text:p text:style-name="P10">getIn := getCompleteHTML("www.rbc.ru/")</text:p>
      <text:p text:style-name="P10">re := regexp.MustCompile(`(&lt;!--)|(-→)`) // <text:span text:style-name="T2">удаляем комментарии</text:span></text:p>
      <text:p text:style-name="P10">p := re.ReplaceAllString(getIn, ``)</text:p>
      <text:p text:style-name="P10">ioutil.WriteFile("123.html", []byte(p), 0644) // <text:span text:style-name="T2">записываем страницу в файл</text:span></text:p>
      <text:p text:style-name="P10">if doc, err := html.Parse(strings.NewReader(string(p))); err != nil {</text:p>
      <text:p text:style-name="P10">fmt.Println("invalid HTML from rbc.ru", "error", err)</text:p>
      <text:p text:style-name="P10">} else {</text:p>
      <text:p text:style-name="P10">fmt.Println("HTML from rbc.ru parsed successfully")</text:p>
      <text:p text:style-name="P9"/>
      <text:p text:style-name="P10">return search(doc)</text:p>
      <text:p text:style-name="P10">}</text:p>
      <text:p text:style-name="P9"/>
      <text:p text:style-name="P10">return nil</text:p>
      <text:p text:style-name="P10">}</text:p>
      <text:p text:style-name="P9"/>
      <text:p text:style-name="P10">func mainpage(w http.ResponseWriter, r *http.Request) {</text:p>
      <text:p text:style-name="P10">fmt.Println("Downloader started")</text:p>
      <text:p text:style-name="P10">news := downloadNews()</text:p>
      <text:p text:style-name="P10">data := ViewData{Lenta: news}</text:p>
      <text:p text:style-name="P10">fmt.Println(data.Lenta)</text:p>
      <text:p text:style-name="P10">tmpl, _ := template.ParseFiles("index.html")</text:p>
      <text:p text:style-name="P10"><text:soft-page-break/>tmpl.Execute(w, data)</text:p>
      <text:p text:style-name="P10">}</text:p>
      <text:p text:style-name="P9"/>
      <text:p text:style-name="P10">func main() {</text:p>
      <text:p text:style-name="P9"/>
      <text:p text:style-name="P10">http.HandleFunc("/", mainpage)</text:p>
      <text:p text:style-name="P10">err := http.ListenAndServe(":9785", nil) // задаем слушать порт</text:p>
      <text:p text:style-name="P10">if err != nil {</text:p>
      <text:p text:style-name="P10">fmt.Println("ListenAndServe: ", err)</text:p>
      <text:p text:style-name="P10">}</text:p>
      <text:p text:style-name="P10">}</text:p>
      <text:p text:style-name="P1"/>
      <text:p text:style-name="P2">б) index.html:</text:p>
      <text:p text:style-name="P6">&lt;!DOCTYPE html&gt;</text:p>
      <text:p text:style-name="P10">&lt;html lang="en"&gt;</text:p>
      <text:p text:style-name="P9"/>
      <text:p text:style-name="P10">&lt;head&gt;</text:p>
      <text:p text:style-name="P10">&lt;meta charset="UTF-8"&gt;</text:p>
      <text:p text:style-name="P10">&lt;title&gt;Title&lt;/title&gt;</text:p>
      <text:p text:style-name="P10">&lt;link href="style.css" rel="stylesheet"&gt;</text:p>
      <text:p text:style-name="P10">&lt;/head&gt;</text:p>
      <text:p text:style-name="P10">&lt;style&gt;</text:p>
      <text:p text:style-name="P10">body {</text:p>
      <text:p text:style-name="P10">background: mediumpurple;</text:p>
      <text:p text:style-name="P10">}</text:p>
      <text:p text:style-name="P9"/>
      <text:p text:style-name="P10">li {</text:p>
      <text:p text:style-name="P10">margin-top: 5%;</text:p>
      <text:p text:style-name="P10">border-bottom: #5200cc solid 5px;</text:p>
      <text:p text:style-name="P10">border-top: #5200cc solid 5px;</text:p>
      <text:p text:style-name="P10">box-shadow: 0 14px 28px rgba(0, 0, 0, 0.25), 0 10px 10px rgba(0, 0, 0, 0.22);</text:p>
      <text:p text:style-name="P10">padding: 10px;</text:p>
      <text:p text:style-name="P10">list-style-type: none;</text:p>
      <text:p text:style-name="P10">border-radius: 4px;</text:p>
      <text:p text:style-name="P10">background: rgb(244, 219, 255);</text:p>
      <text:p text:style-name="P10">}</text:p>
      <text:p text:style-name="P11"/>
      <text:p text:style-name="P10">&lt;/style&gt;</text:p>
      <text:p text:style-name="P9"/>
      <text:p text:style-name="P10">&lt;body&gt;</text:p>
      <text:p text:style-name="P10">&lt;ul&gt;</text:p>
      <text:p text:style-name="P10">{{range .Lenta}}</text:p>
      <text:p text:style-name="P10">&lt;li&gt;</text:p>
      <text:p text:style-name="P10">&lt;a href="{{ .Link}}"&gt; {{ .Title}}&lt;/a&gt;</text:p>
      <text:p text:style-name="P9"/>
      <text:p text:style-name="P10">&lt;/li&gt;</text:p>
      <text:p text:style-name="P10">{{end}}</text:p>
      <text:p text:style-name="P10">&lt;/ul&gt;</text:p>
      <text:p text:style-name="P10">&lt;/body&gt;</text:p>
      <text:p text:style-name="P9"><text:soft-page-break/></text:p>
      <text:p text:style-name="P10">&lt;/html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22:19:18.788511109</meta:creation-date>
    <dc:date>2020-11-21T22:25:38.750664944</dc:date>
    <meta:editing-duration>PT6M20S</meta:editing-duration>
    <meta:editing-cycles>1</meta:editing-cycles>
    <meta:document-statistic meta:table-count="0" meta:image-count="0" meta:object-count="0" meta:page-count="5" meta:paragraph-count="165" meta:word-count="526" meta:character-count="3765" meta:non-whitespace-character-count="3405"/>
    <meta:generator>LibreOffice/6.0.7.3$Linux_X86_64 LibreOffice_project/00m0$Build-3</meta:generator>
  </office:meta>
</office:document-meta>
</file>